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2A000001CED1AB9FB4661AB1AC.png" manifest:media-type="image/png"/>
  <manifest:file-entry manifest:full-path="Pictures/100000010000058D000002564A0F42D4CC47058A.png" manifest:media-type="image/png"/>
  <manifest:file-entry manifest:full-path="Pictures/1000000100000634000001D5C9E34018C35405AB.png" manifest:media-type="image/png"/>
  <manifest:file-entry manifest:full-path="Pictures/10000001000006330000028E1A7B1A1394F5D2CC.png" manifest:media-type="image/png"/>
  <manifest:file-entry manifest:full-path="Pictures/10000001000006360000019694B91078AB2CA2A9.png" manifest:media-type="image/png"/>
  <manifest:file-entry manifest:full-path="Pictures/10000001000005FC0000020C207184E383117CB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a98e" officeooo:paragraph-rsid="0009a98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</text:p>
      <text:p text:style-name="P1">f</text:p>
      <text:p text:style-name="P1"><draw:frame draw:style-name="fr2" draw:name="Imagen3" text:anchor-type="char" svg:width="17cm" svg:height="7.153cm" draw:z-index="1"><draw:image xlink:href="Pictures/100000010000058D000002564A0F42D4CC47058A.png" xlink:type="simple" xlink:show="embed" xlink:actuate="onLoad" draw:mime-type="image/png"/></draw:frame>f</text:p>
      <text:p text:style-name="P1">f</text:p>
      <text:p text:style-name="P1"><draw:frame draw:style-name="fr2" draw:name="Imagen1" text:anchor-type="char" svg:width="17cm" svg:height="5.02cm" draw:z-index="2"><draw:image xlink:href="Pictures/1000000100000634000001D5C9E34018C35405AB.png" xlink:type="simple" xlink:show="embed" xlink:actuate="onLoad" draw:mime-type="image/png"/></draw:frame></text:p>
      <text:p text:style-name="P1">f</text:p>
      <text:p text:style-name="P1">f</text:p>
      <text:p text:style-name="P1"><draw:frame draw:style-name="fr2" draw:name="Imagen2" text:anchor-type="char" svg:width="17cm" svg:height="7.004cm" draw:z-index="0"><draw:image xlink:href="Pictures/10000001000006330000028E1A7B1A1394F5D2CC.png" xlink:type="simple" xlink:show="embed" xlink:actuate="onLoad" draw:mime-type="image/png"/></draw:frame></text:p>
      <text:p text:style-name="P1">f</text:p>
      <text:p text:style-name="P1"><draw:frame draw:style-name="fr1" draw:name="Imagen6" text:anchor-type="char" svg:width="17cm" svg:height="4.341cm" draw:z-index="5"><draw:image xlink:href="Pictures/10000001000006360000019694B91078AB2CA2A9.png" xlink:type="simple" xlink:show="embed" xlink:actuate="onLoad" draw:mime-type="image/png"/></draw:frame><text:soft-page-break/></text:p>
      <text:p text:style-name="P1">f</text:p>
      <text:p text:style-name="P1">f</text:p>
      <text:p text:style-name="P1">f</text:p>
      <text:p text:style-name="P1"><draw:frame draw:style-name="fr2" draw:name="Imagen4" text:anchor-type="char" svg:width="17cm" svg:height="5.814cm" draw:z-index="3"><draw:image xlink:href="Pictures/10000001000005FC0000020C207184E383117CB5.png" xlink:type="simple" xlink:show="embed" xlink:actuate="onLoad" draw:mime-type="image/png"/></draw:frame></text:p>
      <text:p text:style-name="P1">f</text:p>
      <text:p text:style-name="P1">f</text:p>
      <text:p text:style-name="P1"><draw:frame draw:style-name="fr2" draw:name="Imagen5" text:anchor-type="char" svg:width="17cm" svg:height="4.976cm" draw:z-index="4"><draw:image xlink:href="Pictures/100000010000062A000001CED1AB9FB4661AB1AC.png" xlink:type="simple" xlink:show="embed" xlink:actuate="onLoad" draw:mime-type="image/png"/></draw:frame></text:p>
      <text:p text:style-name="P1">f</text:p>
      <text:p text:style-name="P1">f</text:p>
      <text:p text:style-name="P1">f</text:p>
      <text:p text:style-name="P1">f</text:p>
      <text:p text:style-name="P1">f</text:p>
      <text:p text:style-name="P1">f</text:p>
      <text:p text:style-name="P1">f</text:p>
      <text:p text:style-name="P1">f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9T17:35:25.816000000</meta:creation-date>
    <dc:date>2024-09-09T19:06:47.872000000</dc:date>
    <meta:editing-duration>PT57M42S</meta:editing-duration>
    <meta:editing-cycles>2</meta:editing-cycles>
    <meta:generator>LibreOffice/7.6.2.1$Windows_X86_64 LibreOffice_project/56f7684011345957bbf33a7ee678afaf4d2ba333</meta:generator>
    <meta:document-statistic meta:table-count="0" meta:image-count="6" meta:object-count="0" meta:page-count="2" meta:paragraph-count="20" meta:word-count="20" meta:character-count="20" meta:non-whitespace-character-count="20"/>
  </office:meta>
</office:document-meta>
</file>